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Geneva, sans-serif"/>
    <style:font-face style:name="Helvetica Neue1" svg:font-family="'Helvetica Neue', Helvetica, Arial, sans-serif"/>
    <style:font-face style:name="Mangal1" svg:font-family="Mangal"/>
    <style:font-face style:name="arial" svg:font-family="arial, sans-serif"/>
    <style:font-face style:name="Consolas" svg:font-family="Consolas"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009cm" fo:margin-left="0cm" table:align="left"/>
    </style:style>
    <style:style style:name="Таблица1.A" style:family="table-column">
      <style:table-column-properties style:column-width="2.494cm"/>
    </style:style>
    <style:style style:name="Таблица1.B" style:family="table-column">
      <style:table-column-properties style:column-width="14.515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style:font-name="Calibri" fo:font-size="16pt" fo:font-weight="bold" style:font-size-asian="16pt" style:font-weight-asian="bold" style:font-size-complex="16pt" style:font-weight-complex="bold"/>
    </style:style>
    <style:style style:name="P3" style:family="paragraph" style:parent-style-name="Standard">
      <style:paragraph-properties fo:margin-left="0cm" fo:margin-right="0cm" fo:orphans="2" fo:widows="2" fo:text-indent="0cm" style:auto-text-indent="false"/>
      <style:text-properties officeooo:rsid="00159917" officeooo:paragraph-rsid="00159917"/>
    </style:style>
    <style:style style:name="P4" style:family="paragraph" style:parent-style-name="Standard">
      <style:paragraph-properties fo:margin-left="0cm" fo:margin-right="0cm" fo:orphans="2" fo:widows="2" fo:text-indent="0cm" style:auto-text-indent="false"/>
      <style:text-properties officeooo:rsid="00170507" officeooo:paragraph-rsid="00170507"/>
    </style:style>
    <style:style style:name="P5" style:family="paragraph" style:parent-style-name="Standard">
      <style:paragraph-properties fo:margin-left="0cm" fo:margin-right="0cm" fo:orphans="2" fo:widows="2" fo:text-indent="0cm" style:auto-text-indent="false"/>
      <style:text-properties style:font-name="Consolas" officeooo:rsid="00170507" officeooo:paragraph-rsid="00170507"/>
    </style:style>
    <style:style style:name="P6" style:family="paragraph" style:parent-style-name="Standard">
      <style:paragraph-properties fo:margin-left="0cm" fo:margin-right="0cm" fo:orphans="2" fo:widows="2" fo:text-indent="0cm" style:auto-text-indent="false"/>
      <style:text-properties officeooo:rsid="0017513e" officeooo:paragraph-rsid="0017513e"/>
    </style:style>
    <style:style style:name="P7" style:family="paragraph" style:parent-style-name="Table_20_Contents">
      <style:text-properties officeooo:rsid="0017513e" officeooo:paragraph-rsid="0017513e"/>
    </style:style>
    <style:style style:name="P8" style:family="paragraph" style:parent-style-name="Standard">
      <style:paragraph-properties fo:margin-left="0cm" fo:margin-right="0cm" fo:orphans="2" fo:widows="2" fo:text-indent="0cm" style:auto-text-indent="false"/>
      <style:text-properties fo:font-variant="normal" fo:text-transform="none" fo:color="#515151" style:font-name="Calibri" fo:font-size="9pt" fo:letter-spacing="normal" fo:font-style="normal" fo:font-weight="normal"/>
    </style:style>
    <style:style style:name="P9" style:family="paragraph" style:parent-style-name="Standard">
      <style:paragraph-properties fo:margin-left="0cm" fo:margin-right="0cm" fo:orphans="2" fo:widows="2" fo:text-indent="0cm" style:auto-text-indent="false"/>
      <style:text-properties officeooo:rsid="00159917" officeooo:paragraph-rsid="00159917"/>
    </style:style>
    <style:style style:name="P10" style:family="paragraph" style:parent-style-name="Table_20_Contents">
      <style:text-properties officeooo:rsid="00186ecb" officeooo:paragraph-rsid="00186ecb"/>
    </style:style>
    <style:style style:name="T1" style:family="text">
      <style:text-properties fo:font-variant="normal" fo:text-transform="none" fo:color="#515151" style:font-name="Helvetica Neue" fo:font-size="9pt" fo:letter-spacing="normal" fo:font-style="normal" fo:font-weight="normal"/>
    </style:style>
    <style:style style:name="T2" style:family="text">
      <style:text-properties fo:font-variant="normal" fo:text-transform="none" fo:color="#515151" style:font-name="Helvetica Neue" fo:font-size="9pt" fo:letter-spacing="normal" fo:font-style="normal" fo:font-weight="bold"/>
    </style:style>
    <style:style style:name="T3" style:family="text">
      <style:text-properties fo:font-variant="normal" fo:text-transform="none" fo:color="#515151" style:font-name="Helvetica Neue" fo:font-size="9pt" fo:letter-spacing="normal" fo:font-style="italic" fo:font-weight="normal"/>
    </style:style>
    <style:style style:name="T4" style:family="text">
      <style:text-properties fo:font-variant="normal" fo:text-transform="none" fo:color="#515151" fo:letter-spacing="normal"/>
    </style:style>
    <style:style style:name="T5" style:family="text">
      <style:text-properties fo:font-variant="normal" fo:text-transform="none" fo:color="#515151" fo:letter-spacing="normal" fo:font-style="normal"/>
    </style:style>
    <style:style style:name="T6" style:family="text">
      <style:text-properties fo:font-variant="normal" fo:text-transform="none" fo:color="#515151" fo:letter-spacing="normal" fo:font-style="normal" officeooo:rsid="00140e70"/>
    </style:style>
    <style:style style:name="T7" style:family="text">
      <style:text-properties fo:font-variant="normal" fo:text-transform="none" fo:color="#515151" style:font-name="Calibri" fo:font-size="11pt" fo:letter-spacing="normal" fo:font-style="normal" fo:font-weight="normal" style:font-size-asian="11pt" style:font-size-complex="11pt"/>
    </style:style>
    <style:style style:name="T8" style:family="text">
      <style:text-properties fo:font-variant="normal" fo:text-transform="none" fo:color="#000000" style:font-name="arial" fo:font-size="14pt" fo:letter-spacing="normal" fo:font-style="normal" fo:font-weight="normal"/>
    </style:style>
    <style:style style:name="T9" style:family="text">
      <style:text-properties fo:font-variant="normal" fo:text-transform="none" fo:color="#333333" style:font-name="arial" fo:font-size="14pt" fo:letter-spacing="normal" fo:font-style="normal" fo:font-weight="normal"/>
    </style:style>
    <style:style style:name="T10" style:family="text">
      <style:text-properties fo:font-variant="normal" fo:text-transform="none" fo:color="#333333" style:font-name="Helvetica Neue1" fo:font-size="11.25pt" fo:letter-spacing="normal" fo:font-style="normal" fo:font-weight="bold"/>
    </style:style>
    <style:style style:name="T11" style:family="text">
      <style:text-properties fo:color="#515151" style:font-name="Helvetica Neue" fo:font-size="9pt" fo:letter-spacing="normal" fo:font-style="italic" fo:font-weight="normal"/>
    </style:style>
    <style:style style:name="T12" style:family="text">
      <style:text-properties style:font-name="Calibri"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What is </text:span><text:span text:style-name="T5">perlxs </text:span></text:p>
      <text:p text:style-name="P8"/>
      <text:p text:style-name="P1"><text:span text:style-name="T7">XS is an interface description file format used to create an extension interface between Perl and C code (or a C library) which one wishes to use with Perl. The XS interface is combined with the library to create a new library which can then be either dynamically loaded or statically linked into perl.</text:span><text:span text:style-name="T12"> </text:span><text:span text:style-name="T1">The XS interface description is written in the XS language and is the core component of the Perl extension interface.</text:span> <text:span text:style-name="T1">After compilation by the </text:span><text:span text:style-name="T2">xsubpp </text:span><text:span text:style-name="T1">compiler, each XSUB amounts to a C function definition which will provide the glue between Perl calling conventions and C calling conventions.</text:span> </text:p>
      <text:p text:style-name="P1"/>
      <text:p text:style-name="P1"><text:span text:style-name="T1">The glue code pulls the arguments from the Perl stack, converts these Perl values to the formats expected by a C function, call this C function, transfers the return values of the C function back to Perl.</text:span> <text:span text:style-name="T1">These return values may be passed back to Perl either by putting them on the Perl stack, or by modifying the arguments supplied from the Perl side.</text:span> </text:p>
      <text:p text:style-name="P1"/>
      <text:p text:style-name="P1"><text:span text:style-name="T1">The above is a somewhat simplified view of what really happens. Since Perl allows more flexible calling conventions than C, XSUBs may do much more in practice, such as checking input parameters for validity, throwing exceptions (or returning undef/empty list) if the return value from the C function indicates failure, calling different C functions based on numbers and types of the arguments, providing an object-oriented interface, etc</text:span> </text:p>
      <text:p text:style-name="P1"/>
      <text:p text:style-name="P1"><text:span text:style-name="T1">Of course, one could write such glue code directly in C. However, this would be a tedious task, especially if one needs to write glue for multiple C functions, and/or one is not familiar enough with the Perl stack discipline and other such arcana. XS comes to the rescue here: instead of writing this glue C code in long-hand, one can write a more concise short-hand </text:span><text:span text:style-name="T11">description</text:span><text:span text:style-name="T3"> </text:span><text:span text:style-name="T1">of what should be done by the glue, and let the XS compiler </text:span><text:span text:style-name="T2">xsubpp</text:span><text:span text:style-name="T4"> </text:span><text:span text:style-name="T1">handle the rest.</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void</text:p>
      <text:p text:style-name="P5"><text:s text:c="2"/>alpha()</text:p>
      <text:p text:style-name="P5"><text:s text:c="6"/>PPCODE:</text:p>
      <text:p text:style-name="P5"><text:s text:c="10"/>ST(0) = newSVpv("Hello World",0);</text:p>
      <text:p text:style-name="P5"><text:s text:c="10"/>sv_2mortal(ST(0));</text:p>
      <text:p text:style-name="P5"><text:s text:c="10"/>XSRETURN(1);</text:p>
      <text:p text:style-name="P5"/>
      <text:p text:style-name="P5"><text:s/>SV *</text:p>
      <text:p text:style-name="P5"><text:s/>beta()</text:p>
      <text:p text:style-name="P5"><text:s text:c="6"/>CODE:</text:p>
      <text:p text:style-name="P5"><text:s text:c="10"/>RETVAL = newSVpv("Hello World",0);</text:p>
      <text:p text:style-name="P5"><text:s text:c="6"/>OUTPUT:</text:p>
      <text:p text:style-name="P5"><text:s text:c="10"/>RETVAL</text:p>
      <text:p text:style-name="P5"/>
      <text:p text:style-name="P5"><text:s/>AV *</text:p>
      <text:p text:style-name="P5"><text:s/>array()</text:p>
      <text:p text:style-name="P5"><text:s text:c="6"/>CODE:</text:p>
      <text:p text:style-name="P5"><text:s text:c="10"/>RETVAL = newAV();</text:p>
      <text:p text:style-name="P5"><text:s text:c="10"/>/* do something with RETVAL */</text:p>
      <text:p text:style-name="P5"><text:s text:c="6"/>OUTPUT:</text:p>
      <text:p text:style-name="P5"><text:s text:c="10"/>RETVAL</text:p>
      <text:p text:style-name="P5"/>
      <text:p text:style-name="P5">AV *</text:p>
      <text:p text:style-name="P5">array()</text:p>
      <text:p text:style-name="P5"><text:s text:c="6"/>CODE:</text:p>
      <text:p text:style-name="P5"><text:s text:c="10"/>RETVAL = newAV();</text:p>
      <text:p text:style-name="P5"><text:s text:c="10"/>sv_2mortal((SV*)RETVAL);</text:p>
      <text:p text:style-name="P5"><text:s text:c="10"/>/* do something with RETVAL */</text:p>
      <text:p text:style-name="P5"><text:s text:c="6"/>OUTPUT:</text:p>
      <text:p text:style-name="P4"><text:s text:c="10"/>RETVAL</text:p>
      <text:p text:style-name="P1"/>
      <text:p text:style-name="P1"/>
      <text:p text:style-name="P1"/>
      <text:p text:style-name="P1"/>
      <text:p text:style-name="P1"/>
      <text:p text:style-name="P1"/>
      <text:p text:style-name="P1"/>
      <text:p text:style-name="P3">MODULE = RPC <text:s/>PACKAGE = RPC</text:p>
      <text:p text:style-name="P3">double</text:p>
      <text:p text:style-name="P3"><text:s text:c="4"/>sin(x)</text:p>
      <text:p text:style-name="P3"><text:s text:c="4"/>double x</text:p>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10">Class::XSAccessor</text:span><text:span text:style-name="T8"> </text:span></text:p>
      <text:p text:style-name="P3"><text:span text:style-name="T8">The XS accessor methods are between 3 and 4 times faster than typical pure-Perl accessors in some simple benchmarking.</text:span> </text:p>
      <text:p text:style-name="P3"/>
      <text:p text:style-name="P3"/>
      <text:p text:style-name="P3"/>
      <text:p text:style-name="P3"/>
      <text:p text:style-name="P3"/>
      <text:p text:style-name="P6"><text:a xlink:type="simple" xlink:href="http://perldoc.perl.org/perlxs.html" text:style-name="Internet_20_link" text:visited-style-name="Visited_20_Internet_20_Link"/></text:p>
      <table:table table:name="Таблица1" table:style-name="Таблица1">
        <table:table-column table:style-name="Таблица1.A"/>
        <table:table-column table:style-name="Таблица1.B"/>
        <table:table-row>
          <table:table-cell table:style-name="Таблица1.A1" office:value-type="string">
            <text:p text:style-name="P7">perlxs</text:p>
          </table:table-cell>
          <table:table-cell table:style-name="Таблица1.B1" office:value-type="string">
            <text:p text:style-name="P6"><text:a xlink:type="simple" xlink:href="http://perldoc.perl.org/perlxs.html" text:style-name="Internet_20_link" text:visited-style-name="Visited_20_Internet_20_Link">http://perldoc.perl.org/perlxs.html</text:a></text:p>
          </table:table-cell>
        </table:table-row>
        <table:table-row>
          <table:table-cell table:style-name="Таблица1.A2" office:value-type="string">
            <text:p text:style-name="P10">xs-fun</text:p>
          </table:table-cell>
          <table:table-cell table:style-name="Таблица1.B2" office:value-type="string">
            <text:p text:style-name="P10"><text:a xlink:type="simple" xlink:href="https://github.com/xsawyerx/xs-fun" text:style-name="Internet_20_link" text:visited-style-name="Visited_20_Internet_20_Link">https://github.com/xsawyerx/xs-fun</text:a></text:p>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
      <text:p text:style-name="P6"><text:a xlink:type="simple" xlink:href="http://perldoc.perl.org/perlxs.html" text:style-name="Internet_20_link" text:visited-style-name="Visited_20_Internet_20_Link"/></text:p>
      <text:p text:style-name="P6"><text:a xlink:type="simple" xlink:href="http://perldoc.perl.org/perlxs.html" text:style-name="Internet_20_link" text:visited-style-name="Visited_20_Internet_20_Link"/></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Helvetica, Geneva, sans-serif"/>
    <style:font-face style:name="Helvetica Neue1" svg:font-family="'Helvetica Neue', Helvetica, Arial, sans-serif"/>
    <style:font-face style:name="Mangal1" svg:font-family="Mangal"/>
    <style:font-face style:name="arial" svg:font-family="arial, sans-serif"/>
    <style:font-face style:name="Consolas" svg:font-family="Consolas"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9:05:23.779000000</meta:creation-date>
    <meta:generator>LibreOffice/5.0.5.2$Windows_x86 LibreOffice_project/55b006a02d247b5f7215fc6ea0fde844b30035b3</meta:generator>
    <meta:editing-cycles>3</meta:editing-cycles>
    <meta:editing-duration>PT1H56M22S</meta:editing-duration>
    <dc:date>2017-06-25T11:45:39.955000000</dc:date>
    <meta:document-statistic meta:table-count="1" meta:image-count="0" meta:object-count="0" meta:page-count="3" meta:paragraph-count="42" meta:word-count="403" meta:character-count="2625" meta:non-whitespace-character-count="2080"/>
  </office:meta>
</office:document-meta>
</file>